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BEGIN RSA PRIVATE KEY-----</text:p>
      <text:p text:style-name="Preformatted_20_Text">MIIEpAIBAAKCAQEAwNEsmx45cLHsjGwDp/92U2ZJbcLMbUV27RC5ZRA8zh1hQR3m</text:p>
      <text:p text:style-name="Preformatted_20_Text">AiCa+QzQ4PoY6FpKivtRBedwll6KFrNn7Vc4Folpx4P4QD2T4WG9M/DkSJcsLwWa</text:p>
      <text:p text:style-name="Preformatted_20_Text">I75UBVi12E+p93mqo/HzpGxSAw6P0DDM2i0E/gTYZwijmcDz7uronBNjb0ridEro</text:p>
      <text:p text:style-name="Preformatted_20_Text">CJ+ekpRLQECQQhvS7g5H9frkDKcirDyB7awJsGUxLZAeF+B80KtAuPc4KjmbucEd</text:p>
      <text:p text:style-name="Preformatted_20_Text">yh25XGDwESB/2+N9uhgAryLT/PzJCG6MeZblCFob+xdoEOnLbPiJ5TFJGR/xjumz</text:p>
      <text:p text:style-name="Preformatted_20_Text">qVCekP6hzjZoSgHSKuS9QBRa/1NTZfwMFR+jnQIDAQABAoIBADEtCAXVywuJbU2Q</text:p>
      <text:p text:style-name="Preformatted_20_Text">/Mu7dSenFkImpPGXflHO6qGyZvegeZ3cbL2NKEktchZ24qRb5tgUaaEqWkYXfXt1</text:p>
      <text:p text:style-name="Preformatted_20_Text">rSNUk8r3p+FJMKbdrZoVTeZx4R78Yzno4VuNXqtwaQxuoOgrgRBIFH4SXEZIT/hm</text:p>
      <text:p text:style-name="Preformatted_20_Text">gdCBG91XSgPZKbR8iBoekk3ACiOnUZ878tsAP+yIV8f9XK8TN66qDGnzXMlanpNH</text:p>
      <text:p text:style-name="Preformatted_20_Text">Da6kAbi59E0WAE3GCV67XILsEKRFOD9J2hvPtyX2cl8VoOVZxG8QYNmZZsKjM3sB</text:p>
      <text:p text:style-name="Preformatted_20_Text">iQjmbedrOz/CsCFZH/G6IaQrkREbNoNRKQa7VO3TTviPSacMb7szh5TqTT9Vk+rC</text:p>
      <text:p text:style-name="Preformatted_20_Text">153OnhcCgYEA61LZjsopuwSLBNyKFDUFJiCiAPst7zW2Uv8a7cyb691GnNX/Bd+/</text:p>
      <text:p text:style-name="Preformatted_20_Text">W5sJQPabO2IClDK8hsORASKwujrrrJTcu5zC/zT84C9PVLpqHuhsyzywRhHjzF5m</text:p>
      <text:p text:style-name="Preformatted_20_Text">5anNiMscBFsDA1Xu04p8TLc/BRruyG7Tvr6JSuUR0Hr+KCZ4eoMl87MCgYEA0cI4</text:p>
      <text:p text:style-name="Preformatted_20_Text">yvGC1vndX9b0yZ7ExL5DoovyTwB4uB8uG5bDi8pRVCjZJJka+mb2VUeXqGKzzSCR</text:p>
      <text:p text:style-name="Preformatted_20_Text">QQnv7g76Y3CVm5DPFnZtqIOl47C7F2jnhLH8vswwk26JT4+Kd4EjrXbJtATI2+V/</text:p>
      <text:p text:style-name="Preformatted_20_Text">Su+oe5WakNMiGM1DlT1sw8qwSpvQmtAIOvyAo28CgYEArqT4LU7AFbnTarI6D7Eh</text:p>
      <text:p text:style-name="Preformatted_20_Text">tyA020GO358fRw1o8N8PQMch5rey4qshm1y+S2Y54qJkg5P78pAlh5A1VKDx001P</text:p>
      <text:p text:style-name="Preformatted_20_Text">XDWFSl4K5l52I82NgI7CXzsVH4ubYksVVpDkpwcGLf1ViR43duuqQE0nCiTo3fvS</text:p>
      <text:p text:style-name="Preformatted_20_Text">TheeUOUciXseMLIMa+/1NJ0CgYBl+l0OHXiU94lu7Ny5oRzc4fuT7SHy0rHeIhqS</text:p>
      <text:p text:style-name="Preformatted_20_Text">gyuyrLv5hJp9NoptLt2X/GR5EvODSNAVpLUnMdT9v2Cc7zwfGZiaktZ16hgre28D</text:p>
      <text:p text:style-name="Preformatted_20_Text">jlzojfEX3GeZbJnPG9Oyo8vQX3sfnWXTksyAuO0ad+tdz32J8wEL92DaBQLYIUe/</text:p>
      <text:p text:style-name="Preformatted_20_Text">Fb+ctQKBgQCHwmjXLGGgRju4fgOtsbSyQufJ1YwOqt3hQBABLkAKUl5n1yyMjY8J</text:p>
      <text:p text:style-name="Preformatted_20_Text">L55IC3oCMCb6NbmxkR4uF3MfCAid500PB946bu3wMlmSSMTzkRIr8PKXtGWAZT5r</text:p>
      <text:p text:style-name="Preformatted_20_Text">WyW7JcCZC9KkMqfiyT6TgIMxYBKWKyI/PoKgrYqnNXbVSbbn1cwsHg==</text:p>
      <text:p text:style-name="Preformatted_20_Text">-----END RSA PRIVATE KEY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27" meta:word-count="35" meta:character-count="1652" meta:non-whitespace-character-count="1646"/>
    <meta:generator>MtscOffice/7.4.2.3$Windows_X86_64 LibreOffice_project/382eef1f22670f7f4118c8c2dd222ec7ad009daf</meta:generator>
  </office:meta>
</office:document-meta>
</file>